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SunSans Regular" svg:font-family="'SunSans Regular', SunSans-Regular, Geneva, Arial, Helvetica, 'Lucida Sans', Sans-Serif"/>
    <style:font-face style:name="SunSans-Demi" svg:font-family="SunSans-Demi"/>
    <style:font-face style:name="Tahoma1" svg:font-family="Tahoma"/>
    <style:font-face style:font-family-generic="roman" style:font-pitch="variable" style:name="Times New Roman" svg:font-family="'Times New Roman'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</office:font-face-decls>
  <office:automatic-styles>
    <style:style style:family="paragraph" style:name="ac95c08">
      <style:paragraph-properties fo:text-align="center"/>
    </style:style>
    <style:style style:family="paragraph" style:name="a969d3f">
      <style:paragraph-properties fo:text-align="center"/>
    </style:style>
  </office:automatic-styles>
  <office:body>
    <office:text>
      <text:p text:style-name="a969d3f">AAA</text:p>
      <text:p text:style-name="ac95c08">BBB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SunSans Regular" svg:font-family="'SunSans Regular', SunSans-Regular, Geneva, Arial, Helvetica, 'Lucida Sans', Sans-Serif"/>
    <style:font-face style:name="SunSans-Demi" svg:font-family="SunSans-Demi"/>
    <style:font-face style:name="Tahoma1" svg:font-family="Tahoma"/>
    <style:font-face style:font-family-generic="roman" style:font-pitch="variable" style:name="Times New Roman" svg:font-family="'Times New Roman'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</office:font-face-decls>
  <office:styles>
    <style:default-style style:family="paragraph">
      <style:paragraph-properties/>
      <style:text-properties fo:country="DE" fo:font-size="12.0pt" fo:language="de" style:font-name="Times New Roman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2.0pt" style:font-name="SunSans Regular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="SunSans-Demi"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DE" fo:font-size="12.0pt" fo:language="de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2</dc:date>
    <meta:editing-cycles>2</meta:editing-cycles>
    <meta:editing-duration>PT0.011S</meta:editing-duration>
  </office:meta>
</office:document-meta>
</file>